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5.1cm" svg:height="4.6cm" svg:x="4cm" svg:y="2cm">
          <text:p text:style-name="P1">1. Google form/</text:p>
          <text:p text:style-name="P1">Survey form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1" draw:id="id1" draw:layer="layout" svg:width="5cm" svg:height="5.3cm" svg:x="4.1cm" svg:y="8.7cm">
          <text:p text:style-name="P1">3. Google </text:p>
          <text:p text:style-name="P1">spreadsheet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3" draw:id="id3" draw:layer="layout" svg:width="4.309cm" svg:height="3cm" svg:x="9.291cm" svg:y="21.2cm">
          <text:p text:style-name="P1">6. Geojson fil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2" draw:id="id2" draw:layer="layout" svg:width="6.8cm" svg:height="5.4cm" svg:x="8cm" svg:y="15.5cm">
          <text:p text:style-name="P1">5. R code (currently </text:p>
          <text:p text:style-name="P1">uses </text:p>
          <text:p text:style-name="P1">arbitutary tag</text:p>
          <text:p text:style-name="P1"><text:s/>(localtivate=)</text:p>
          <text:p text:style-name="P1">To join OSM object </text:p>
          <text:p text:style-name="P1">to survey data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4" draw:id="id4" draw:layer="layout" svg:width="3.452cm" svg:height="3.2cm" svg:x="9.748cm" svg:y="25.5cm">
          <text:p text:style-name="P1">7. Webpag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svg:x1="6.6cm" svg:y1="14cm" svg:x2="11.4cm" svg:y2="15.5cm" draw:start-shape="id1" draw:start-glue-point="6" draw:end-shape="id2" draw:end-glue-point="4" svg:d="m6600 14000v502l4800 497v501" svg:viewBox="0 0 4801 1501">
          <text:p/>
        </draw:connector>
        <draw:connector draw:style-name="gr2" draw:text-style-name="P1" draw:layer="layout" draw:type="lines" svg:x1="11.4cm" svg:y1="20.58cm" svg:x2="11.446cm" svg:y2="21.2cm" draw:start-shape="id2" draw:start-glue-point="6" draw:end-shape="id3" draw:end-glue-point="4" svg:d="m11400 20580v822l46-703v501" svg:viewBox="0 0 47 823">
          <text:p/>
        </draw:connector>
        <draw:connector draw:style-name="gr2" draw:text-style-name="P1" draw:layer="layout" draw:type="lines" draw:line-skew="-0.702cm" svg:x1="11.446cm" svg:y1="24.023cm" svg:x2="11.474cm" svg:y2="25.5cm" draw:start-shape="id3" draw:start-glue-point="6" draw:end-shape="id4" svg:d="m11446 24023v-23l28 999v501" svg:viewBox="0 0 29 1501">
          <text:p/>
        </draw:connector>
        <draw:connector draw:style-name="gr2" draw:text-style-name="P1" draw:layer="layout" draw:type="lines" svg:x1="6.55cm" svg:y1="6.328cm" svg:x2="6.6cm" svg:y2="8.7cm" draw:start-shape="id5" draw:start-glue-point="6" draw:end-shape="id1" draw:end-glue-point="4" svg:d="m6550 6328v774l50 1097v501" svg:viewBox="0 0 51 2373">
          <text:p/>
        </draw:connector>
        <draw:connector draw:style-name="gr2" draw:text-style-name="P1" draw:layer="layout" draw:type="lines" svg:x1="15.65cm" svg:y1="6.3cm" svg:x2="15.7cm" svg:y2="8cm" draw:start-shape="id6" draw:start-glue-point="6" draw:end-shape="id7" draw:end-glue-point="4" svg:d="m15650 6300v502l50 697v501" svg:viewBox="0 0 51 1701">
          <text:p/>
        </draw:connector>
        <draw:connector draw:style-name="gr2" draw:text-style-name="P1" draw:layer="layout" draw:type="lines" svg:x1="15.7cm" svg:y1="13.9cm" svg:x2="11.4cm" svg:y2="15.5cm" draw:start-shape="id7" draw:start-glue-point="6" draw:end-shape="id2" draw:end-glue-point="4" svg:d="m15700 13900v502l-4300 597v501" svg:viewBox="0 0 4301 1601">
          <text:p/>
        </draw:connector>
        <draw:custom-shape draw:style-name="gr1" draw:text-style-name="P1" xml:id="id6" draw:id="id6" draw:layer="layout" svg:width="6.5cm" svg:height="4.4cm" svg:x="12.4cm" svg:y="1.9cm">
          <text:p text:style-name="P1">2. Feature existing <text:s/>or </text:p>
          <text:p text:style-name="P1">added on </text:p>
          <text:p text:style-name="P1">OpenStreetMa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7" draw:id="id7" draw:layer="layout" svg:width="6.2cm" svg:height="5.9cm" svg:x="12.6cm" svg:y="8cm">
          <text:p text:style-name="P1">4. Overpass api</text:p>
          <text:p text:style-name="P1"><text:s/>Downloads</text:p>
          <text:p text:style-name="P1"><text:s/>features currently </text:p>
          <text:p text:style-name="P1">using tag </text:p>
          <text:p text:style-name="P1">Localtivate= </text:p>
          <text:p text:style-name="P1">but can use </text:p>
          <text:p text:style-name="P1">osm id in futur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 </meta:initial-creator>
    <meta:creation-date>2014-05-10T11:16:44</meta:creation-date>
    <dc:date>2014-05-10T14:47:02</dc:date>
    <dc:creator>Tim </dc:creator>
    <meta:editing-duration>PT2M40S</meta:editing-duration>
    <meta:editing-cycles>1</meta:editing-cycles>
    <meta:generator>LibreOffice/3.5$Linux_x86 LibreOffice_project/350m1$Build-2</meta:generator>
    <meta:document-statistic meta:object-count="13"/>
  </office:meta>
</office:document-meta>
</file>